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73b6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text-properties officeooo:paragraph-rsid="000e26a6"/>
    </style:style>
    <style:style style:name="P4" style:family="paragraph" style:parent-style-name="Standard">
      <style:text-properties fo:font-weight="bold" officeooo:rsid="000e26a6" officeooo:paragraph-rsid="000e26a6" style:font-weight-asian="bold" style:font-weight-complex="bold"/>
    </style:style>
    <style:style style:name="P5" style:family="paragraph" style:parent-style-name="Standard">
      <style:text-properties officeooo:paragraph-rsid="000ef1f2"/>
    </style:style>
    <style:style style:name="P6" style:family="paragraph" style:parent-style-name="Standard">
      <style:text-properties officeooo:paragraph-rsid="0010ece3"/>
    </style:style>
    <style:style style:name="T1" style:family="text">
      <style:text-properties officeooo:rsid="000573b6"/>
    </style:style>
    <style:style style:name="T2" style:family="text">
      <style:text-properties officeooo:rsid="0006d06b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officeooo:rsid="000ef1f2" style:font-size-asian="10pt"/>
    </style:style>
    <style:style style:name="T5" style:family="text">
      <style:text-properties fo:color="#000000" loext:opacity="100%" style:font-name="Monospace" fo:font-size="10pt" officeooo:rsid="0010ece3" style:font-size-asian="10pt"/>
    </style:style>
    <style:style style:name="T6" style:family="text">
      <style:text-properties fo:color="#000000" loext:opacity="100%" style:font-name="Monospace" fo:font-size="10pt" officeooo:rsid="0006d06b" style:font-size-asian="10pt"/>
    </style:style>
    <style:style style:name="T7" style:family="text">
      <style:text-properties fo:color="#000000" loext:opacity="100%" style:font-name="Monospace" fo:font-size="10pt" fo:font-style="italic" style:font-size-asian="10pt" style:font-style-asian="italic"/>
    </style:style>
    <style:style style:name="T8" style:family="text">
      <style:text-properties fo:color="#000000" loext:opacity="100%" style:font-name="Monospace" fo:font-size="10pt" fo:background-color="#d4d4d4" loext:char-shading-value="0" style:font-size-asian="10pt"/>
    </style:style>
    <style:style style:name="T9" style:family="text">
      <style:text-properties fo:color="#646464" loext:opacity="100%" style:font-name="Monospace" fo:font-size="10pt" style:font-size-asian="10pt"/>
    </style:style>
    <style:style style:name="T10" style:family="text">
      <style:text-properties fo:color="#2a00ff" loext:opacity="100%" style:font-name="Monospace" fo:font-size="10pt" style:font-size-asian="10pt"/>
    </style:style>
    <style:style style:name="T11" style:family="text">
      <style:text-properties fo:color="#7f0055" loext:opacity="100%" style:font-name="Monospace" fo:font-size="10pt" fo:font-weight="bold" style:font-size-asian="10pt" style:font-weight-asian="bold"/>
    </style:style>
    <style:style style:name="T12" style:family="text">
      <style:text-properties fo:color="#7f0055" loext:opacity="100%" style:font-name="Monospace" fo:font-size="10pt" fo:font-weight="bold" fo:background-color="#d4d4d4" loext:char-shading-value="0" style:font-size-asian="10pt" style:font-weight-asian="bold"/>
    </style:style>
    <style:style style:name="T13" style:family="text">
      <style:text-properties fo:color="#6a3e3e" loext:opacity="100%" style:font-name="Monospace" fo:font-size="10pt" style:font-size-asian="10pt"/>
    </style:style>
    <style:style style:name="T14" style:family="text">
      <style:text-properties fo:color="#6a3e3e" loext:opacity="100%" style:font-name="Monospace" fo:font-size="10pt" fo:background-color="#d4d4d4" loext:char-shading-value="0" style:font-size-asian="10pt"/>
    </style:style>
    <style:style style:name="T15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6" style:family="text">
      <style:text-properties fo:color="#0000c0" loext:opacity="100%" style:font-name="Monospace" fo:font-size="10pt" style:font-size-asian="10pt"/>
    </style:style>
    <style:style style:name="T17" style:family="text">
      <style:text-properties fo:color="#3f7f5f" loext:opacity="100%" style:font-name="Monospace" fo:font-size="10pt" style:font-size-asian="10pt"/>
    </style:style>
    <style:style style:name="T18" style:family="text">
      <style:text-properties officeooo:rsid="000ef1f2"/>
    </style:style>
    <style:style style:name="T19" style:family="text">
      <style:text-properties officeooo:rsid="0010ec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roles (r_name) VALUES </text:p>
      <text:p text:style-name="P1">('STUDENT'),</text:p>
      <text:p text:style-name="P1">('COCO'),</text:p>
      <text:p text:style-name="P1">('FACULT<text:span text:style-name="T1">Y</text:span>');</text:p>
      <text:p text:style-name="Standard"/>
      <text:p text:style-name="Standard">INSERT INTO users (email, mobile, password, username, role_id) VALUES </text:p>
      <text:p text:style-name="Standard">('user1@example.com', '1234567890', 'abcd', 'user1', 1),</text:p>
      <text:p text:style-name="Standard">('user2@example.com', '0987654321', 'abcd', 'user2', 1),</text:p>
      <text:p text:style-name="Standard">('user3@example.com', '9876543210', 'abcd', 'user3', 1),</text:p>
      <text:p text:style-name="Standard">('user4@example.com', '1234567890', 'abcd', 'user4', 1),</text:p>
      <text:p text:style-name="Standard">('user5@example.com', '0987654321', 'abcd', 'user5', 1),</text:p>
      <text:p text:style-name="Standard">('user6@example.com', '9876543210', 'abcd', 'user6', 1),</text:p>
      <text:p text:style-name="Standard">('user7@example.com', '1234567890', 'abcd', 'user7', 1),</text:p>
      <text:p text:style-name="Standard">('user8@example.com', '0987654321', 'abcd', 'user8', 1),</text:p>
      <text:p text:style-name="Standard">('user9@example.com', '9876543210', 'abcd', 'user9', 1),</text:p>
      <text:p text:style-name="Standard">('user10@example.com', '1234567890', 'abcd', 'user10', 1),</text:p>
      <text:p text:style-name="Standard">('user11@example.com', '0987654321', 'abcd', 'user11', 1),</text:p>
      <text:p text:style-name="Standard">('user12@example.com', '9876543210', 'abcd', 'user12', 1),</text:p>
      <text:p text:style-name="Standard">('user13@example.com', '1234567890', 'abcd', 'user13', 1),</text:p>
      <text:p text:style-name="Standard">('user14@example.com', '0987654321', 'abcd', 'user14', 1),</text:p>
      <text:p text:style-name="Standard">('user15@example.com', '9876543210', 'abcd', 'user15', 1),</text:p>
      <text:p text:style-name="Standard">('user16@example.com', '1234567890', 'abcd', 'user16', 1),</text:p>
      <text:p text:style-name="Standard">('user17@example.com', '0987654321', 'abcd', 'user17', 1),</text:p>
      <text:p text:style-name="Standard">('user18@example.com', '9876543210', 'abcd', 'user18', 1),</text:p>
      <text:p text:style-name="Standard">('rajiv@gmail.com', '1234567890', 'abcd', 'rajiv', 2),</text:p>
      <text:p text:style-name="Standard">('madhav@gmail.com', '0987654321', 'abcd', 'madhav', 2),</text:p>
      <text:p text:style-name="Standard">('ramesh@gmail.com', '9876543210', 'abcd', 'ramesh', 3),</text:p>
      <text:p text:style-name="Standard">('pooja@gmail.com', '1234567890', 'abcd', 'pooja', 3),</text:p>
      <text:p text:style-name="Standard">('omkar@gmail.com', '0987654321', 'abcd', 'omkar', 3),</text:p>
      <text:p text:style-name="Standard">('rugveda@gmail.com', '9876543210', 'abcd', 'rugveda', 3);</text:p>
      <text:p text:style-name="Standard"/>
      <text:p text:style-name="P1">INSERT INTO subjects (ia_1marks, ia_2marks, lab_marks, theory_marks, subject) </text:p>
      <text:p text:style-name="P1">VALUES </text:p>
      <text:p text:style-name="P1"><text:s text:c="4"/>(40, 40, 40, 40, 'DBT'),</text:p>
      <text:p text:style-name="P1"><text:s text:c="4"/>(40, 40, 40, 40, 'MS.NET'),</text:p>
      <text:p text:style-name="P1"><text:s text:c="4"/>(40, 40, 40, 40, 'OS'),</text:p>
      <text:p text:style-name="P1"><text:s text:c="4"/>(40, 40, 40, 40, 'SDM'),</text:p>
      <text:p text:style-name="P1"><text:s text:c="4"/>(40, 40, 40, 40, 'OOPWithJava');</text:p>
      <text:p text:style-name="P1"/>
      <text:p text:style-name="Standard">INSERT INTO courses (c_duration, c_name) VALUES </text:p>
      <text:p text:style-name="Standard">('6 months', 'DAC'),</text:p>
      <text:p text:style-name="Standard">('6 months', 'DBDA'),</text:p>
      <text:p text:style-name="Standard">('6 months', 'DMC'),</text:p>
      <text:p text:style-name="Standard">('6 months', 'DESD'),</text:p>
      <text:p text:style-name="Standard">('6 months', 'DITISS');</text:p>
      <text:p text:style-name="Standard"/>
      <text:p text:style-name="Standard"/>
      <text:p text:style-name="P1">INSERT INTO students (grup, course_id, user_id) </text:p>
      <text:p text:style-name="P1">VALUES </text:p>
      <text:p text:style-name="P1"><text:s text:c="4"/>('D1', 1, 1),</text:p>
      <text:p text:style-name="P1"><text:s text:c="4"/>('D1', 1, 2),</text:p>
      <text:p text:style-name="P1"><text:s text:c="4"/>('D1', 1, <text:span text:style-name="T2">3</text:span>),</text:p>
      <text:p text:style-name="P1"><text:soft-page-break/><text:s text:c="4"/>('D1', 1, <text:span text:style-name="T2">4</text:span>),</text:p>
      <text:p text:style-name="P1"><text:s text:c="4"/>('D1', 1, <text:span text:style-name="T2">5</text:span>),</text:p>
      <text:p text:style-name="P1"><text:s text:c="4"/>('D1', 1, <text:span text:style-name="T2">6</text:span>),</text:p>
      <text:p text:style-name="P1"><text:s text:c="4"/>('D2', 1, <text:span text:style-name="T2">7</text:span>),</text:p>
      <text:p text:style-name="P1"><text:s text:c="4"/>('D2', 1, <text:span text:style-name="T2">8</text:span>),</text:p>
      <text:p text:style-name="P1"><text:s text:c="4"/>('D2', 1, <text:span text:style-name="T2">9</text:span>),</text:p>
      <text:p text:style-name="P1"><text:s text:c="4"/>('D2', 1, <text:span text:style-name="T2">10</text:span>),</text:p>
      <text:p text:style-name="P1"><text:s text:c="4"/>('D2', 1, <text:span text:style-name="T2">11</text:span>),</text:p>
      <text:p text:style-name="P1"><text:s text:c="4"/>('D2', 1, <text:span text:style-name="T2">12</text:span>),</text:p>
      <text:p text:style-name="P1"><text:s text:c="4"/>('D3', 1, <text:span text:style-name="T2">13</text:span>),</text:p>
      <text:p text:style-name="P1"><text:s text:c="4"/>('D3', 1, <text:span text:style-name="T2">14</text:span>),</text:p>
      <text:p text:style-name="P1"><text:s text:c="4"/>('D3', 1, <text:span text:style-name="T2">15</text:span>),</text:p>
      <text:p text:style-name="P1"><text:s text:c="4"/>('D3', 1, <text:span text:style-name="T2">16</text:span>),</text:p>
      <text:p text:style-name="P1"><text:s text:c="4"/>('D3', 1, <text:span text:style-name="T2">17</text:span>),</text:p>
      <text:p text:style-name="P1"><text:s text:c="4"/>('D3', 1, <text:span text:style-name="T2">18</text:span>);</text:p>
      <text:p text:style-name="P1"/>
      <text:p text:style-name="P1">INSERT INTO course_subject (course_id, subject_id) </text:p>
      <text:p text:style-name="P1">VALUES </text:p>
      <text:p text:style-name="P1"><text:s text:c="4"/>(1, 1),</text:p>
      <text:p text:style-name="P1"><text:s text:c="4"/>(1, 2),</text:p>
      <text:p text:style-name="P1"><text:s text:c="4"/>(1, 3),</text:p>
      <text:p text:style-name="P1"><text:s text:c="4"/>(1, 4),</text:p>
      <text:p text:style-name="P3"><text:s text:c="4"/>(1, 5);</text:p>
      <text:p text:style-name="P3"/>
      <text:p text:style-name="P4">--------------------Commands to be entered-------------------</text:p>
      <text:p text:style-name="P3">npm install react-datepicker --save</text:p>
      <text:p text:style-name="P3">npm install react-bootstrap bootstrap<text:line-break/><text:line-break/><text:span text:style-name="T3">INSERT INTO users (email, mobile, password, username, role_id) VALUES </text:span></text:p>
      <text:p text:style-name="P5">('user<text:span text:style-name="T18">3</text:span>1@example.com', '1234567890', 'abcd', 'user<text:span text:style-name="T18">3</text:span>1', 1),</text:p>
      <text:p text:style-name="P5">('user<text:span text:style-name="T18">3</text:span>2@example.com', '0987654321', 'abcd', 'user<text:span text:style-name="T18">3</text:span>2', 1),</text:p>
      <text:p text:style-name="P5">('user<text:span text:style-name="T18">3</text:span>3@example.com', '9876543210', 'abcd', 'user<text:span text:style-name="T18">3</text:span>3', 1),</text:p>
      <text:p text:style-name="P5">('user<text:span text:style-name="T18">3</text:span>4@example.com', '1234567890', 'abcd', 'user<text:span text:style-name="T18">3</text:span>4', 1),</text:p>
      <text:p text:style-name="P5">('user<text:span text:style-name="T18">3</text:span>5@example.com', '0987654321', 'abcd', 'user<text:span text:style-name="T18">3</text:span>5', 1),</text:p>
      <text:p text:style-name="P5">('user<text:span text:style-name="T18">3</text:span>6@example.com', '9876543210', 'abcd', 'user<text:span text:style-name="T18">3</text:span>6', 1),</text:p>
      <text:p text:style-name="P5">('user<text:span text:style-name="T18">3</text:span>7@example.com', '1234567890', 'abcd', 'user<text:span text:style-name="T18">3</text:span>7', 1),</text:p>
      <text:p text:style-name="P5">('user<text:span text:style-name="T18">3</text:span>8@example.com', '0987654321', 'abcd', 'user<text:span text:style-name="T18">3</text:span>8', 1),</text:p>
      <text:p text:style-name="P5">('user<text:span text:style-name="T18">3</text:span>9@example.com', '9876543210', 'abcd', 'user<text:span text:style-name="T18">3</text:span>9', 1),</text:p>
      <text:p text:style-name="P5">('user<text:span text:style-name="T18">4</text:span>0@example.com', '1234567890', 'abcd', 'user<text:span text:style-name="T18">4</text:span>0', 1),</text:p>
      <text:p text:style-name="P5">('user<text:span text:style-name="T18">4</text:span>1@example.com', '0987654321', 'abcd', 'user<text:span text:style-name="T18">4</text:span>1', 1),</text:p>
      <text:p text:style-name="P5">('user<text:span text:style-name="T18">4</text:span>2@example.com', '9876543210', 'abcd', 'user<text:span text:style-name="T18">4</text:span>2', 1),</text:p>
      <text:p text:style-name="P5">('user<text:span text:style-name="T18">4</text:span>3@example.com', '1234567890', 'abcd', 'user<text:span text:style-name="T18">4</text:span>3', 1),</text:p>
      <text:p text:style-name="P5">('user<text:span text:style-name="T18">4</text:span>4@example.com', '0987654321', 'abcd', 'user<text:span text:style-name="T18">4</text:span>4', 1),</text:p>
      <text:p text:style-name="P5">('user<text:span text:style-name="T18">4</text:span>5@example.com', '9876543210', 'abcd', 'user<text:span text:style-name="T18">4</text:span>5', 1),</text:p>
      <text:p text:style-name="P5">('user<text:span text:style-name="T18">4</text:span>6@example.com', '1234567890', 'abcd', 'user<text:span text:style-name="T18">4</text:span>6', 1),</text:p>
      <text:p text:style-name="P5">('user<text:span text:style-name="T18">4</text:span>7@example.com', '0987654321', 'abcd', 'user<text:span text:style-name="T18">4</text:span>7', 1),</text:p>
      <text:p text:style-name="P5"><text:span text:style-name="T3">('user</text:span><text:span text:style-name="T4">4</text:span><text:span text:style-name="T3">8@example.com', '9876543210', 'abcd', 'user</text:span><text:span text:style-name="T5">4</text:span><text:span text:style-name="T3">8', 1);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oft-page-break/>INSERT INTO students (grup, course_id, user_id) </text:p>
      <text:p text:style-name="P6">VALUES </text:p>
      <text:p text:style-name="P6"><text:s text:c="4"/>('D<text:span text:style-name="T19">MC</text:span>1', <text:span text:style-name="T19">3</text:span>, <text:span text:style-name="T19">25</text:span>),</text:p>
      <text:p text:style-name="P6"><text:s text:c="4"/>('D<text:span text:style-name="T19">MC1</text:span>', <text:span text:style-name="T19">3</text:span>, <text:span text:style-name="T19">26</text:span>),</text:p>
      <text:p text:style-name="P6"><text:s text:c="4"/>('D<text:span text:style-name="T19">MC1</text:span>', <text:span text:style-name="T19">3</text:span>, <text:span text:style-name="T19">27</text:span>),</text:p>
      <text:p text:style-name="P6"><text:s text:c="4"/>('D<text:span text:style-name="T19">MC2</text:span>', <text:span text:style-name="T19">3</text:span>, <text:span text:style-name="T19">28</text:span>),</text:p>
      <text:p text:style-name="P6"><text:s text:c="4"/>('D<text:span text:style-name="T19">MC2</text:span>', <text:span text:style-name="T19">3</text:span>, <text:span text:style-name="T19">29</text:span>),</text:p>
      <text:p text:style-name="P6"><text:s text:c="4"/>('D<text:span text:style-name="T19">MC2</text:span>', <text:span text:style-name="T19">3</text:span>, <text:span text:style-name="T19">30</text:span>),</text:p>
      <text:p text:style-name="P6"><text:s text:c="4"/>('<text:span text:style-name="T19">E1</text:span>', <text:span text:style-name="T19">4</text:span>, <text:span text:style-name="T19">31</text:span>),</text:p>
      <text:p text:style-name="P6"><text:s text:c="4"/>('<text:span text:style-name="T19">E1</text:span>', <text:span text:style-name="T19">4</text:span>, <text:span text:style-name="T19">32</text:span>),</text:p>
      <text:p text:style-name="P6"><text:s text:c="4"/>('<text:span text:style-name="T19">E1</text:span>', <text:span text:style-name="T19">4</text:span>, <text:span text:style-name="T19">33</text:span>),</text:p>
      <text:p text:style-name="P6"><text:s text:c="4"/>('<text:span text:style-name="T19">E2</text:span>', <text:span text:style-name="T19">4</text:span>, <text:span text:style-name="T19">34</text:span>),</text:p>
      <text:p text:style-name="P6"><text:s text:c="4"/>('<text:span text:style-name="T19">E2</text:span>', <text:span text:style-name="T19">4</text:span>, <text:span text:style-name="T19">35</text:span>),</text:p>
      <text:p text:style-name="P6"><text:s text:c="4"/>('<text:span text:style-name="T19">E2</text:span>', <text:span text:style-name="T19">4</text:span>, <text:span text:style-name="T19">36</text:span>),</text:p>
      <text:p text:style-name="P6"><text:s text:c="4"/>('<text:span text:style-name="T19">DB1</text:span>', <text:span text:style-name="T19">2</text:span>, <text:span text:style-name="T19">37</text:span>),</text:p>
      <text:p text:style-name="P6"><text:s text:c="4"/>('D<text:span text:style-name="T19">B1</text:span>', <text:span text:style-name="T19">2</text:span>, <text:span text:style-name="T19">38</text:span>),</text:p>
      <text:p text:style-name="P6"><text:s text:c="4"/>('D<text:span text:style-name="T19">B1</text:span>', <text:span text:style-name="T19">2</text:span>, <text:span text:style-name="T19">39</text:span>),</text:p>
      <text:p text:style-name="P6"><text:s text:c="4"/>('D<text:span text:style-name="T19">B2</text:span>', <text:span text:style-name="T19">2</text:span>, <text:span text:style-name="T19">40</text:span>),</text:p>
      <text:p text:style-name="P6"><text:s text:c="4"/>('D<text:span text:style-name="T19">B2</text:span>', <text:span text:style-name="T19">2</text:span>, <text:span text:style-name="T19">41</text:span>),</text:p>
      <text:p text:style-name="P6"><text:span text:style-name="T3"><text:s text:c="4"/>('D</text:span><text:span text:style-name="T5">B2</text:span><text:span text:style-name="T3">', </text:span><text:span text:style-name="T5">2</text:span><text:span text:style-name="T3">, </text:span><text:span text:style-name="T5">41</text:span><text:span text:style-name="T3">);</text:span></text:p>
      <text:p text:style-name="P6"><text:span text:style-name="T3"/></text:p>
      <text:p text:style-name="P6"><text:span text:style-name="T3"/></text:p>
      <text:p text:style-name="P6"><text:span text:style-name="T3">INSERT INTO subjects (ia_1marks, ia_2marks, lab_marks, theory_marks, subject) </text:span></text:p>
      <text:p text:style-name="P6"><text:span text:style-name="T3">VALUES </text:span></text:p>
      <text:p text:style-name="P6"><text:span text:style-name="T3"><text:s text:c="4"/>(40, 40, 40, 40, 'DBDA1'),</text:span></text:p>
      <text:p text:style-name="P6"><text:span text:style-name="T3"><text:s text:c="4"/>(40, 40, 40, 40, 'DBDA2'),</text:span></text:p>
      <text:p text:style-name="P6"><text:span text:style-name="T3"><text:s text:c="4"/>(40, 40, 40, 40, 'DBDA3'),</text:span></text:p>
      <text:p text:style-name="P6"><text:span text:style-name="T3"><text:s text:c="4"/>(40, 40, 40, 40, 'DBDA4'),</text:span></text:p>
      <text:p text:style-name="P6"><text:span text:style-name="T3"><text:s text:c="4"/>(40, 40, 40, 40, 'DBDA5'),</text:span></text:p>
      <text:p text:style-name="P6"><text:span text:style-name="T3"><text:s text:c="4"/>(40, 40, 40, 40, 'DMC1'),</text:span></text:p>
      <text:p text:style-name="P6"><text:span text:style-name="T3"><text:s text:c="4"/>(40, 40, 40, 40, 'DMC2'),</text:span></text:p>
      <text:p text:style-name="P6"><text:span text:style-name="T3"><text:s text:c="4"/>(40, 40, 40, 40, 'DMC3'),</text:span></text:p>
      <text:p text:style-name="P6"><text:span text:style-name="T3"><text:s text:c="4"/>(40, 40, 40, 40, 'DMC4'),</text:span></text:p>
      <text:p text:style-name="P6"><text:span text:style-name="T3"><text:s text:c="4"/>(40, 40, 40, 40, 'DMC5') , </text:span></text:p>
      <text:p text:style-name="P6"><text:span text:style-name="T3"><text:s text:c="4"/>(40, 40, 40, 40, 'DESD1'),</text:span></text:p>
      <text:p text:style-name="P6"><text:span text:style-name="T3"><text:s text:c="4"/>(40, 40, 40, 40, 'DESD2'),</text:span></text:p>
      <text:p text:style-name="P6"><text:span text:style-name="T3"><text:s text:c="4"/>(40, 40, 40, 40, 'DESD3'),</text:span></text:p>
      <text:p text:style-name="P6"><text:span text:style-name="T3"><text:s text:c="4"/>(40, 40, 40, 40, 'DESD4'),</text:span></text:p>
      <text:p text:style-name="P6"><text:span text:style-name="T3"><text:s text:c="4"/>(40, 40, 40, 40, 'DESD5') ;</text:span></text:p>
      <text:p text:style-name="P6"><text:span text:style-name="T3"/></text:p>
      <text:p text:style-name="P6"><text:span text:style-name="T3">INSERT INTO course_subject (course_id, subject_id) VALUES</text:span></text:p>
      <text:p text:style-name="P6"><text:span text:style-name="T3">(2, 6),</text:span></text:p>
      <text:p text:style-name="P6"><text:span text:style-name="T3">(2, 7),</text:span></text:p>
      <text:p text:style-name="P6"><text:span text:style-name="T3">(2, 8),</text:span></text:p>
      <text:p text:style-name="P6"><text:span text:style-name="T3">(2, 9),</text:span></text:p>
      <text:p text:style-name="P6"><text:span text:style-name="T3">(2, 10),</text:span></text:p>
      <text:p text:style-name="P6"><text:span text:style-name="T3">(3, 11),</text:span></text:p>
      <text:p text:style-name="P6"><text:span text:style-name="T3">(3, 12),</text:span></text:p>
      <text:p text:style-name="P6"><text:span text:style-name="T3">(3, 13),</text:span></text:p>
      <text:p text:style-name="P6"><text:span text:style-name="T3">(3, 14),</text:span></text:p>
      <text:p text:style-name="P6"><text:span text:style-name="T3">(3, 15),</text:span></text:p>
      <text:p text:style-name="P6"><text:span text:style-name="T3">(4, 16),</text:span></text:p>
      <text:p text:style-name="P6"><text:span text:style-name="T3">(4, 17),</text:span></text:p>
      <text:p text:style-name="P6"><text:span text:style-name="T3">(4, 18),</text:span></text:p>
      <text:p text:style-name="P6"><text:span text:style-name="T3">(4, 19),</text:span></text:p>
      <text:p text:style-name="P6"><text:span text:style-name="T3">(4, 20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1:45:10.490114558</meta:creation-date>
    <dc:date>2024-02-24T19:18:53.645260609</dc:date>
    <meta:editing-duration>PT4H30M</meta:editing-duration>
    <meta:editing-cycles>8</meta:editing-cycles>
    <meta:generator>LibreOffice/7.3.2.2$Linux_X86_64 LibreOffice_project/30$Build-2</meta:generator>
    <meta:document-statistic meta:table-count="0" meta:image-count="0" meta:object-count="0" meta:page-count="3" meta:paragraph-count="143" meta:word-count="565" meta:character-count="4718" meta:non-whitespace-character-count="4038"/>
  </office:meta>
</office:document-meta>
</file>